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</text:span><text:soft-page-break/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1-22T18:57:49.40</dc:date>
    <meta:editing-duration>PT27H45M41S</meta:editing-duration>
    <meta:editing-cycles>76</meta:editing-cycles>
    <meta:generator>OpenOffice.org/3.2$Win32 OpenOffice.org_project/320m18$Build-9502</meta:generator>
    <meta:document-statistic meta:table-count="0" meta:image-count="0" meta:object-count="0" meta:page-count="3" meta:paragraph-count="80" meta:word-count="1095" meta:character-count="8108"/>
  </office:meta>
</office:document-meta>
</file>